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2cm" fo:break-before="auto" style:use-optimal-row-height="fals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48" table:default-cell-style-name="ce2"/>
        <table:table-column table:style-name="co1" table:number-columns-repeated="776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1" office:value-type="string">
            <text:p>Философы от пространства</text:p>
          </table:table-cell>
          <table:table-cell table:style-name="ce1" office:value-type="string">
            <text:p>Философы от <text:s/>времени</text:p>
          </table:table-cell>
          <table:table-cell table:style-name="ce1" office:value-type="string">
            <text:p>Материалисты</text:p>
          </table:table-cell>
          <table:table-cell table:style-name="ce1" office:value-type="string">
            <text:p>философы от науки</text:p>
          </table:table-cell>
          <table:table-cell table:style-name="ce1" office:value-type="string">
            <text:p>Философствующие колдуны и ведьмы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3" office:value-type="string">
            <text:p>Философия пространства, <text:s text:c="6"/><text:span text:style-name="T1">астрономия, разного </text:span><text:span text:style-name="T1">рода географии, </text:span><text:span text:style-name="T1">топология</text:span></text:p>
          </table:table-cell>
          <table:table-cell office:value-type="string">
            <text:p>Пространства, меняющиеся во времени <text:s text:c="11"/><text:span text:style-name="T3">меры, </text:span><text:span text:style-name="T3">единицы измерения</text:span></text:p>
          </table:table-cell>
          <table:table-cell office:value-type="string">
            <text:p>Материальные пространства <text:s text:c="2"/><text:span text:style-name="T2">размеры и форма </text:span><text:span text:style-name="T2">материальных </text:span><text:span text:style-name="T2">объектов,</text:span></text:p>
            <text:p><text:span text:style-name="T2">расстояния между </text:span><text:span text:style-name="T2">материальными </text:span><text:span text:style-name="T2">объектами</text:span><text:span text:style-name="T4">, </text:span></text:p>
          </table:table-cell>
          <table:table-cell table:style-name="ce1" office:value-type="string">
            <text:p>научное пространство: космическое, земное, существующие безотносительно исследованиям</text:p>
          </table:table-cell>
          <table:table-cell office:value-type="string">
            <text:p>Магические пространства <text:span text:style-name="T2">пространства, </text:span><text:span text:style-name="T2">наполненные </text:span><text:span text:style-name="T2">мистическим </text:span><text:span text:style-name="T2">смыслом, волшебные </text:span><text:span text:style-name="T2">пространства, </text:span><text:span text:style-name="T2">размеры и форма </text:span><text:span text:style-name="T2">магических объектов</text:span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 <text:s text:c="33"/>часовые пояса</text:p>
          </table:table-cell>
          <table:table-cell table:style-name="ce1" office:value-type="string">
            <text:p>Философия времени <text:s/><text:span text:style-name="T1">хронология, </text:span><text:span text:style-name="T1">хронометрия, </text:span><text:span text:style-name="T1">естественная и </text:span><text:span text:style-name="T1">социальная истории</text:span></text:p>
          </table:table-cell>
          <table:table-cell office:value-type="string">
            <text:p>Материализованное время <text:s text:c="7"/><text:span text:style-name="T2">возраст </text:span><text:span text:style-name="T2">материальных </text:span><text:span text:style-name="T2">объектов, часы как </text:span><text:span text:style-name="T2">материализованное </text:span><text:span text:style-name="T2">время, </text:span></text:p>
            <text:p><text:span text:style-name="T2">Разметка времени </text:span><text:span text:style-name="T2">через изменение </text:span><text:span text:style-name="T2">материальных </text:span><text:span text:style-name="T2">объектов</text:span></text:p>
          </table:table-cell>
          <table:table-cell office:value-type="string">
            <text:p>научное время (шкалы времени, абсолютное время)</text:p>
          </table:table-cell>
          <table:table-cell office:value-type="string">
            <text:p>Магическое время <text:s/><text:span text:style-name="T6">в</text:span><text:span text:style-name="T2">ремя колдовства, </text:span><text:span text:style-name="T2">трансформированное </text:span><text:span text:style-name="T2">время (будущее-</text:span><text:span text:style-name="T2">прошлое), </text:span><text:span text:style-name="T2">предсказания, </text:span><text:span text:style-name="T2">прозрения и видение </text:span><text:span text:style-name="T2">прошлог</text:span><text:span text:style-name="T5">о</text:span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</text:span><text:span text:style-name="T2">атмосфера, океаны, </text:span><text:span text:style-name="T2">острова, горы, </text:span><text:span text:style-name="T2">пустыни , рельеф, и </text:span><text:span text:style-name="T2">прочее. </text:span></text:p>
            <text:p><text:span text:style-name="T2">интерьер и </text:span><text:span text:style-name="T2">экстерьер,</text:span></text:p>
            <text:p><text:span text:style-name="T2">вещи в широком </text:span><text:span text:style-name="T2">смысле</text:span></text:p>
          </table:table-cell>
          <table:table-cell office:value-type="string">
            <text:p>Существующая во времени материальная реальность <text:span text:style-name="T2">изменяющиеся со </text:span><text:span text:style-name="T2">временем </text:span><text:span text:style-name="T2">материальные </text:span><text:span text:style-name="T2">реальности, </text:span><text:span text:style-name="T2">рождающиеся </text:span><text:span text:style-name="T2">материальные </text:span><text:span text:style-name="T2">реальности</text:span></text:p>
          </table:table-cell>
          <table:table-cell table:style-name="ce1" office:value-type="string">
            <text:p>Материалистическая философия <text:span text:style-name="T1">механика, физика, </text:span><text:span text:style-name="T1">химия, </text:span><text:span text:style-name="T1">материаловедение и </text:span><text:span text:style-name="T1">прочие</text:span></text:p>
          </table:table-cell>
          <table:table-cell office:value-type="string">
            <text:p>научная материя (атомы, молекулы и прочие понятия, извлеченные из предметных областей науки)</text:p>
          </table:table-cell>
          <table:table-cell office:value-type="string">
            <text:p>Мистическая материальная реальность <text:s text:c="5"/><text:span text:style-name="T2">вещи, </text:span><text:span text:style-name="T2">обладающие </text:span><text:span text:style-name="T2">магическими </text:span><text:span text:style-name="T2">свойствами, </text:span><text:span text:style-name="T2">амулеты и обереги и </text:span><text:span text:style-name="T2">пр.</text:span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научная реальность</text:p>
          </table:table-cell>
          <table:table-cell office:value-type="string">
            <text:p>науки о пространстве типа геополитики</text:p>
          </table:table-cell>
          <table:table-cell office:value-type="string">
            <text:p>науки о времени типа новой хронологии</text:p>
          </table:table-cell>
          <table:table-cell office:value-type="string">
            <text:p>науки о материальной реальности (исходящие из принципа «состоять из...)</text:p>
          </table:table-cell>
          <table:table-cell table:style-name="ce1" office:value-type="string">
            <text:p>философия науки</text:p>
          </table:table-cell>
          <table:table-cell office:value-type="string">
            <text:p>науки о мистике и магии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Мистическая реальность</text:p>
          </table:table-cell>
          <table:table-cell office:value-type="string">
            <text:p>Мистика и магия в пространстве <text:span text:style-name="T3">магическая </text:span><text:span text:style-name="T3">трансформация </text:span><text:span text:style-name="T3">пространства</text:span></text:p>
          </table:table-cell>
          <table:table-cell office:value-type="string">
            <text:p>Мистика и магия времени <text:span text:style-name="T3">воздействие </text:span><text:span text:style-name="T3">на время, </text:span><text:span text:style-name="T3">путешествия в </text:span><text:span text:style-name="T3">прошлое и будущее</text:span></text:p>
          </table:table-cell>
          <table:table-cell office:value-type="string">
            <text:p>Мистика и магия с материальной реальностью <text:span text:style-name="T5">трансмутации </text:span><text:span text:style-name="T5">элементов, </text:span><text:span text:style-name="T5">превращение одних </text:span><text:span text:style-name="T5">матери альных </text:span><text:span text:style-name="T5">реальностей <text:s/>в </text:span><text:span text:style-name="T5">другие, </text:span></text:p>
          </table:table-cell>
          <table:table-cell office:value-type="string">
            <text:p>научная мистика - чудеса природы и таинство науки</text:p>
          </table:table-cell>
          <table:table-cell table:style-name="ce1" office:value-type="string">
            <text:p>Философия мистики и магии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4">24.01.2010</text:date>, <text:time>20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1-24T09:33:10</meta:creation-date>
    <dc:date>2010-01-24T20:49:59</dc:date>
    <dc:creator>simon kordonsky</dc:creator>
    <meta:editing-duration>PT10H07M08S</meta:editing-duration>
    <meta:editing-cycles>3</meta:editing-cycles>
    <meta:generator>OpenOffice.org/3.2$Unix OpenOffice.org_project/320m9$Build-9476</meta:generator>
    <meta:document-statistic meta:table-count="3" meta:cell-count="36" meta:object-count="0"/>
  </office:meta>
</office:document-meta>
</file>